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41.73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49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DUCTOS CON DESCUENTOS ENCADENADO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CIO</text:p>
            <text:p>ENERO</text:p>
          </table:table-cell>
          <table:table-cell office:value-type="string" calcext:value-type="string">
            <text:p>PRECIO</text:p>
            <text:p>FEBRERO</text:p>
          </table:table-cell>
          <table:table-cell office:value-type="string" calcext:value-type="string">
            <text:p>PRECIO</text:p>
            <text:p>MARZO</text:p>
          </table:table-cell>
          <table:table-cell office:value-type="string" calcext:value-type="string">
            <text:p>TOTAL</text:p>
            <text:p>REBAJADO</text:p>
          </table:table-cell>
          <table:table-cell office:value-type="string" calcext:value-type="string">
            <text:p>% TOTAL REBAJADO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2"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ECHA REBAJAS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JAS ENERO</text:p>
          </table:table-cell>
          <table:table-cell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JAS FEBRERO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JAS MARZO</text:p>
          </table:table-cell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">
      <number:number number:decimal-places="2" loext:min-decimal-places="2" number:min-integer-digits="1" number:grouping="true"/>
      <number:text> €</number:text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0">
      <style:table-cell-properties fo:padding="0.71mm"/>
    </style:style>
    <style:style style:name="Excel_5f_BuiltIn_5f_Énfasis1" style:display-name="Excel_BuiltIn_Énfasis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Gill Sans MT" fo:font-family="'Gill Sans MT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71mm"/>
    </style:style>
    <style:style style:name="Excel_5f_BuiltIn_5f_Percent" style:display-name="Excel_BuiltIn_Percent" style:family="table-cell" style:parent-style-name="Default" style:data-style-name="N104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75%" style:writing-mode="lr-tb" style:print="charts drawings grid headers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85%" style:writing-mode="lr-tb" style:print="charts drawings grid headers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09:00:04.37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RCENTAJES_20_3" style:display-name="PageStyle_PORCENTAJE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1" style:display-name="PageStyle_PORCENTAJES 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2" style:display-name="PageStyle_PORCENTAJES 3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4" style:display-name="PageStyle_PORCENTAJE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RCENTAJES_20_4_20_1" style:display-name="PageStyle_PORCENTAJES 4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5.3.4.2$Windows_x86 LibreOffice_project/f82d347ccc0be322489bf7da61d7e4ad13fe2ff3</meta:generator>
    <dc:date>2017-09-14T09:00:45.135000000</dc:date>
    <meta:editing-duration>PT1H19M45S</meta:editing-duration>
    <meta:editing-cycles>14</meta:editing-cycles>
    <meta:document-statistic meta:table-count="1" meta:cell-count="49" meta:object-count="0"/>
  </office:meta>
</office:document-meta>
</file>